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1000002B36D1D8110EC5449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184cm" svg:x="0.25cm" svg:y="0.066cm">
          <draw:image xlink:href="Pictures/1000000100000531000002B36D1D8110EC5449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2:19:30.203000000</meta:creation-date>
    <dc:date>2023-01-14T12:37:26.505000000</dc:date>
    <meta:editing-duration>PT1M20S</meta:editing-duration>
    <meta:editing-cycles>1</meta:editing-cycles>
    <meta:document-statistic meta:object-count="1"/>
    <meta:generator>LibreOffice/7.4.3.2$Windows_X86_64 LibreOffice_project/1048a8393ae2eeec98dff31b5c133c5f1d08b890</meta:generator>
  </office:meta>
</office:document-meta>
</file>